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 loext:vertical-justify="auto"/>
      <style:paragraph-properties css3t:text-justify="auto"/>
      <style:text-properties fo:color="#ff0000" fo:font-size="10pt" fo:font-style="normal" fo:font-weight="normal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b7b3ca"/>
    </style:style>
    <style:style style:name="ce5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This TTR number was not calculated on the basis of %%mor line forms.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If you want a TTR based on lemmas, run FREQ on the %%mor line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with option: +sm;*,o%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Language</text:p>
          </table:table-cell>
          <table:table-cell table:style-name="Default" office:value-type="string" calcext:value-type="string">
            <text:p>Corpus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Group</text:p>
          </table:table-cell>
          <table:table-cell table:style-name="Default" office:value-type="string" calcext:value-type="string">
            <text:p>Race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Role</text:p>
          </table:table-cell>
          <table:table-cell table:style-name="Default" office:value-type="string" calcext:value-type="string">
            <text:p>Education</text:p>
          </table:table-cell>
          <table:table-cell table:style-name="Default" office:value-type="string" calcext:value-type="string">
            <text:p>Custom field</text:p>
          </table:table-cell>
          <table:table-cell table:style-name="Default" office:value-type="string" calcext:value-type="string">
            <text:p>*CHI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Types</text:p>
          </table:table-cell>
          <table:table-cell table:style-name="Default" office:value-type="string" calcext:value-type="string">
            <text:p>Token</text:p>
          </table:table-cell>
          <table:table-cell table:style-name="Default" office:value-type="string" calcext:value-type="string">
            <text:p>TTR</text:p>
          </table:table-cell>
          <table:table-cell table:style-name="Default" table:number-columns-repeated="998"/>
        </table:table-row>
        <table:table-row table:style-name="ro1">
          <table:table-cell table:style-name="ce2" office:value-type="string" calcext:value-type="string">
            <text:p>TDL_GP5_NOAH_JS.tei_corpo-gsd.conllu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*CHI:</text:p>
          </table:table-cell>
          <table:table-cell table:number-columns-repeated="8" table:style-name="ce2" office:value-type="string" calcext:value-type="string">
            <text:p>.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0.018" calcext:value-type="float">
            <text:p>0,018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TDL_GP5_VICTOR_JS.tei_corpo-gsd.conllu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*CHI:</text:p>
          </table:table-cell>
          <table:table-cell table:number-columns-repeated="8" table:style-name="ce2" office:value-type="string" calcext:value-type="string">
            <text:p>.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0.021" calcext:value-type="float">
            <text:p>0,021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TDL_GP6_ADAM_JS.tei_corpo-gsd.conllu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*CHI:</text:p>
          </table:table-cell>
          <table:table-cell table:number-columns-repeated="8" table:style-name="ce2" office:value-type="string" calcext:value-type="string">
            <text:p>.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TDL_GP6_CEDRIC_JS.tei_corpo-gsd.conllu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*CHI:</text:p>
          </table:table-cell>
          <table:table-cell table:number-columns-repeated="8" table:style-name="ce2" office:value-type="string" calcext:value-type="string">
            <text:p>.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0.023" calcext:value-type="float">
            <text:p>0,023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TDL_GP6_DAVID_JS.tei_corpo-gsd.conllu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*CHI:</text:p>
          </table:table-cell>
          <table:table-cell table:number-columns-repeated="8" table:style-name="ce2" office:value-type="string" calcext:value-type="string">
            <text:p>.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0.018" calcext:value-type="float">
            <text:p>0,018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TDL_GP8_ANTOINE_JS.tei_corpo-gsd.conllu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*CHI:</text:p>
          </table:table-cell>
          <table:table-cell table:number-columns-repeated="8" table:style-name="ce2" office:value-type="string" calcext:value-type="string">
            <text:p>.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0.019" calcext:value-type="float">
            <text:p>0,019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TDL_GP8_EMMA_JS.tei_corpo-gsd.conllu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*CHI:</text:p>
          </table:table-cell>
          <table:table-cell table:number-columns-repeated="8" table:style-name="ce2" office:value-type="string" calcext:value-type="string">
            <text:p>.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0.021" calcext:value-type="float">
            <text:p>0,021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TDL_GP8_MANON_JS.tei_corpo-gsd.conllu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*CHI:</text:p>
          </table:table-cell>
          <table:table-cell table:number-columns-repeated="8" table:style-name="ce2" office:value-type="string" calcext:value-type="string">
            <text:p>.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table:number-columns-repeated="998"/>
        </table:table-row>
        <table:table-row table:style-name="ro1">
          <table:table-cell office:value-type="string" calcext:value-type="string">
            <text:p>TV_GP5_ALBAN_JS_nonrevu.tei_corpo-gsd.conll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*CHI: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0.047" calcext:value-type="float">
            <text:p>0,04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V_GP5_FRANCOIS_JS.tei_corpo-gsd.conll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*CHI: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0.035" calcext:value-type="float">
            <text:p>0,0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V_GP5_GAELLE_JS_nonrevu.tei_corpo-gsd.conll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*CHI: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office:value-type="float" office:value="0.022" calcext:value-type="float">
            <text:p>0,02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V_GP5_HUBERT_JS.tei_corpo-gsd.conll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*CHI: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72" calcext:value-type="float">
            <text:p>27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0.026" calcext:value-type="float">
            <text:p>0,0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V_GP5_JEREMY_JS_nonrevu.tei_corpo-gsd.conll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*CHI: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79" calcext:value-type="float">
            <text:p>27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0.032" calcext:value-type="float">
            <text:p>0,0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V_GP5_JULIEN_JS_nonrevu.tei_corpo-gsd.conll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*CHI: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 office:value-type="float" office:value="0.034" calcext:value-type="float">
            <text:p>0,03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V_GP5_LUCAS_JS_nonrevu.tei_corpo-gsd.conll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*CHI: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420" calcext:value-type="float">
            <text:p>4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float" office:value="0.021" calcext:value-type="float">
            <text:p>0,0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V_GP5_MATTHIS_JS.tei_corpo-gsd.conll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*CHI: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0.029" calcext:value-type="float">
            <text:p>0,02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V_GP5_THIBAUT_JS_nonrevu.tei_corpo-gsd.conll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*CHI: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78" calcext:value-type="float">
            <text:p>3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8" calcext:value-type="float">
            <text:p>378</text:p>
          </table:table-cell>
          <table:table-cell office:value-type="float" office:value="0.024" calcext:value-type="float">
            <text:p>0,0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V_GP5_TRISTAN_JS_nonrevu.tei_corpo-gsd.conll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*CHI: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80" calcext:value-type="float">
            <text:p>38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office:value-type="float" office:value="0.024" calcext:value-type="float">
            <text:p>0,024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TV_GP6_ANAELLE_JS.tei_corpo-gsd.conllu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*CHI:</text:p>
          </table:table-cell>
          <table:table-cell table:number-columns-repeated="8" table:style-name="ce4" office:value-type="string" calcext:value-type="string">
            <text:p>.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0.021" calcext:value-type="float">
            <text:p>0,021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TV_GP6_CORENTIN_JS.tei_corpo-gsd.conllu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*CHI:</text:p>
          </table:table-cell>
          <table:table-cell table:number-columns-repeated="8" table:style-name="ce4" office:value-type="string" calcext:value-type="string">
            <text:p>.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.032" calcext:value-type="float">
            <text:p>0,032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TV_GP6_ELODIE_JS.tei_corpo-gsd.conllu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*CHI:</text:p>
          </table:table-cell>
          <table:table-cell table:number-columns-repeated="8" table:style-name="ce4" office:value-type="string" calcext:value-type="string">
            <text:p>.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0.034" calcext:value-type="float">
            <text:p>0,034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TV_GP6_MATHILDE_JS.tei_corpo-gsd.conllu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*CHI:</text:p>
          </table:table-cell>
          <table:table-cell table:number-columns-repeated="8" table:style-name="ce4" office:value-type="string" calcext:value-type="string">
            <text:p>.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0.032" calcext:value-type="float">
            <text:p>0,032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TV_GP6_PAUL1_JS.tei_corpo-gsd.conllu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*CHI:</text:p>
          </table:table-cell>
          <table:table-cell table:number-columns-repeated="8" table:style-name="ce4" office:value-type="string" calcext:value-type="string">
            <text:p>.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0.041" calcext:value-type="float">
            <text:p>0,041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TV_GP6_PAUL2_JS.tei_corpo-gsd.conllu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*CHI:</text:p>
          </table:table-cell>
          <table:table-cell table:number-columns-repeated="8" table:style-name="ce4" office:value-type="string" calcext:value-type="string">
            <text:p>.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0.031" calcext:value-type="float">
            <text:p>0,031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TV_GP6_SARAH_JS.tei_corpo-gsd.conllu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*CHI:</text:p>
          </table:table-cell>
          <table:table-cell table:number-columns-repeated="8" table:style-name="ce4" office:value-type="string" calcext:value-type="string">
            <text:p>.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0.027" calcext:value-type="float">
            <text:p>0,027</text:p>
          </table:table-cell>
          <table:table-cell table:style-name="ce4" table:number-columns-repeated="998"/>
        </table:table-row>
        <table:table-row table:style-name="ro1">
          <table:table-cell table:style-name="ce5" office:value-type="string" calcext:value-type="string">
            <text:p>TV_GP7_ARTHUR_JS.tei_corpo-gsd.conllu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string" calcext:value-type="string">
            <text:p>*CHI:</text:p>
          </table:table-cell>
          <table:table-cell table:number-columns-repeated="8" table:style-name="ce5" office:value-type="string" calcext:value-type="string">
            <text:p>.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0.039" calcext:value-type="float">
            <text:p>0,039</text:p>
          </table:table-cell>
          <table:table-cell table:style-name="ce5" table:number-columns-repeated="998"/>
        </table:table-row>
        <table:table-row table:style-name="ro1">
          <table:table-cell table:style-name="ce5" office:value-type="string" calcext:value-type="string">
            <text:p>TV_GP7_Alexandre_JS.tei_corpo-gsd.conllu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string" calcext:value-type="string">
            <text:p>*CHI:</text:p>
          </table:table-cell>
          <table:table-cell table:number-columns-repeated="8" table:style-name="ce5" office:value-type="string" calcext:value-type="string">
            <text:p>.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0.021" calcext:value-type="float">
            <text:p>0,021</text:p>
          </table:table-cell>
          <table:table-cell table:style-name="ce5" table:number-columns-repeated="998"/>
        </table:table-row>
        <table:table-row table:style-name="ro1">
          <table:table-cell table:style-name="ce5" office:value-type="string" calcext:value-type="string">
            <text:p>TV_GP7_CLEMENCE_JS.tei_corpo-gsd.conllu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string" calcext:value-type="string">
            <text:p>*CHI:</text:p>
          </table:table-cell>
          <table:table-cell table:number-columns-repeated="8" table:style-name="ce5" office:value-type="string" calcext:value-type="string">
            <text:p>.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0.023" calcext:value-type="float">
            <text:p>0,023</text:p>
          </table:table-cell>
          <table:table-cell table:style-name="ce5" table:number-columns-repeated="998"/>
        </table:table-row>
        <table:table-row table:style-name="ro1">
          <table:table-cell table:style-name="ce5" office:value-type="string" calcext:value-type="string">
            <text:p>TV_GP7_ESTELLE_JS.tei_corpo-gsd.conllu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string" calcext:value-type="string">
            <text:p>*CHI:</text:p>
          </table:table-cell>
          <table:table-cell table:number-columns-repeated="8" table:style-name="ce5" office:value-type="string" calcext:value-type="string">
            <text:p>.</text:p>
          </table:table-cell>
          <table:table-cell table:style-name="ce5" office:value-type="float" office:value="511" calcext:value-type="float">
            <text:p>51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11" calcext:value-type="float">
            <text:p>511</text:p>
          </table:table-cell>
          <table:table-cell table:style-name="ce5" office:value-type="float" office:value="0.018" calcext:value-type="float">
            <text:p>0,018</text:p>
          </table:table-cell>
          <table:table-cell table:style-name="ce5" table:number-columns-repeated="998"/>
        </table:table-row>
        <table:table-row table:style-name="ro1">
          <table:table-cell table:style-name="ce5" office:value-type="string" calcext:value-type="string">
            <text:p>TV_GP7_LOUNA_JS.tei_corpo-gsd.conllu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string" calcext:value-type="string">
            <text:p>*CHI:</text:p>
          </table:table-cell>
          <table:table-cell table:number-columns-repeated="8" table:style-name="ce5" office:value-type="string" calcext:value-type="string">
            <text:p>.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0.026" calcext:value-type="float">
            <text:p>0,026</text:p>
          </table:table-cell>
          <table:table-cell table:style-name="ce5" table:number-columns-repeated="998"/>
        </table:table-row>
        <table:table-row table:style-name="ro1">
          <table:table-cell table:style-name="ce5" office:value-type="string" calcext:value-type="string">
            <text:p>TV_GP7_NAEL_JS.tei_corpo-gsd.conllu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string" calcext:value-type="string">
            <text:p>*CHI:</text:p>
          </table:table-cell>
          <table:table-cell table:number-columns-repeated="8" table:style-name="ce5" office:value-type="string" calcext:value-type="string">
            <text:p>.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0.024" calcext:value-type="float">
            <text:p>0,024</text:p>
          </table:table-cell>
          <table:table-cell table:style-name="ce5" table:number-columns-repeated="998"/>
        </table:table-row>
        <table:table-row table:style-name="ro1">
          <table:table-cell table:style-name="ce5" office:value-type="string" calcext:value-type="string">
            <text:p>TV_GP7_ORIANE_JS.tei_corpo-gsd.conllu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string" calcext:value-type="string">
            <text:p>*CHI:</text:p>
          </table:table-cell>
          <table:table-cell table:number-columns-repeated="8" table:style-name="ce5" office:value-type="string" calcext:value-type="string">
            <text:p>.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.036" calcext:value-type="float">
            <text:p>0,036</text:p>
          </table:table-cell>
          <table:table-cell table:style-name="ce5" table:number-columns-repeated="998"/>
        </table:table-row>
        <table:table-row table:style-name="ro1">
          <table:table-cell table:style-name="ce5" office:value-type="string" calcext:value-type="string">
            <text:p>TV_GP7_SAMUEL_JS.tei_corpo-gsd.conllu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 office:value-type="string" calcext:value-type="string">
            <text:p>*CHI:</text:p>
          </table:table-cell>
          <table:table-cell table:number-columns-repeated="8" table:style-name="ce5" office:value-type="string" calcext:value-type="string">
            <text:p>.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0.038" calcext:value-type="float">
            <text:p>0,038</text:p>
          </table:table-cell>
          <table:table-cell table:style-name="ce5"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1T12:17:07.924000000</dc:date>
    <meta:editing-duration>PT41M28S</meta:editing-duration>
    <meta:editing-cycles>1</meta:editing-cycles>
    <meta:document-statistic meta:table-count="1" meta:cell-count="887" meta:object-count="0"/>
    <meta:generator>LibreOffice/7.0.5.2$Windows_X86_64 LibreOffice_project/64390860c6cd0aca4beafafcfd84613dd9dfb63a</meta:generator>
  </office:meta>
</office:document-meta>
</file>